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5"/>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uy bien, dejar los tipos de reproducción para más adelante es una buena decisión: será mucho más claro una vez hayamos mostrado la dinámica completa del sistema. Ahora, para esta sección sobre <text:span text:style-name="Strong_20_Emphasis">variabilidad y transformación</text:span>, propongo una estructura que mantenga el enfoque lógico del laboratorio, pero también permita anticipar la importancia funcional de la diversidad, sin aún entrar en lo místico ni en la historia de Elara.</text:p>
      <text:p text:style-name="Horizontal_20_Line"/>
      <text:h text:style-name="Heading_20_2" text:outline-level="2">🧪 Sección: <text:span text:style-name="Emphasis">Variabilidad y transformación</text:span></text:h>
      <text:p text:style-name="Text_20_body"><text:span text:style-name="Strong_20_Emphasis">¿Por qué los hijos no son copias idénticas? ¿Qué gana el sistema?</text:span></text:p>
      <text:h text:style-name="Heading_20_3" text:outline-level="3">📌 <text:span text:style-name="Strong_20_Emphasis">Objetivo de la sección</text:span></text:h>
      <text:p text:style-name="Text_20_body">Explicar por qué el sistema introduce variaciones durante la reproducción, y qué papel juega esa diversidad en el funcionamiento de la máquina. Mostrar que la diversidad <text:span text:style-name="Strong_20_Emphasis">no es un defecto ni un accidente</text:span>, sino una <text:span text:style-name="Strong_20_Emphasis">estrategia central del sistema inteligente</text:span>.</text:p>
      <text:p text:style-name="Horizontal_20_Line"/>
      <text:h text:style-name="Heading_20_3" text:outline-level="3">🧱 Estructura sugerida:</text:h>
      <text:h text:style-name="Heading_20_4" text:outline-level="4">1. <text:span text:style-name="Strong_20_Emphasis">Introducción: un sistema que transforma</text:span></text:h>
      <text:list xml:id="list577161662" text:style-name="L1">
        <text:list-item>
          <text:p text:style-name="P2">Explicar que, en nuestro modelo, los datos contenidos en el ADN <text:span text:style-name="Strong_20_Emphasis">no se copian tal cual</text:span>, sino que <text:span text:style-name="Strong_20_Emphasis">se transforman en cada reproducción</text:span>.</text:p>
        </text:list-item>
        <text:list-item>
          <text:p text:style-name="P2">Esta transformación produce <text:span text:style-name="Strong_20_Emphasis">variantes</text:span>, no duplicados.</text:p>
        </text:list-item>
      </text:list>
      <text:p text:style-name="Text_20_body"><text:span text:style-name="Strong_20_Emphasis">Ejemplo conceptual</text:span>: “No se está construyendo una torre copiando ladrillos iguales; se está explorando un paisaje, y cada nueva criatura avanza un poco más en una dirección diferente.”</text:p>
      <text:p text:style-name="Horizontal_20_Line"/>
      <text:h text:style-name="Heading_20_4" text:outline-level="4">2. <text:span text:style-name="Strong_20_Emphasis">¿Qué significa “variar”?</text:span></text:h>
      <text:list xml:id="list798237903" text:style-name="L2">
        <text:list-item>
          <text:p text:style-name="P3">Aclarar que variar no implica alterar sin sentido, sino aplicar un <text:span text:style-name="Strong_20_Emphasis">método definido</text:span>, según el problema que se quiere resolver.</text:p>
        </text:list-item>
        <text:list-item>
          <text:p text:style-name="P3">La variación no es aleatoria pura: es una forma de <text:span text:style-name="Strong_20_Emphasis">navegar el espacio de posibilidades</text:span>.</text:p>
        </text:list-item>
      </text:list>
      <text:p text:style-name="Text_20_body"><text:span text:style-name="Strong_20_Emphasis">Ejemplo</text:span>: en el tablero de ajedrez, los hijos del individuo en C3 no son idénticos: exploran distintas casillas posibles. Es una <text:span text:style-name="Strong_20_Emphasis">variación estructurada</text:span>.</text:p>
      <text:p text:style-name="Horizontal_20_Line"/>
      <text:h text:style-name="Heading_20_4" text:outline-level="4">3. <text:span text:style-name="Strong_20_Emphasis">¿Por qué el sistema necesita variabilidad?</text:span></text:h>
      <text:list xml:id="list3318219490" text:style-name="L3">
        <text:list-item>
          <text:p text:style-name="P4">El sistema necesita conocer nuevas combinaciones de datos.</text:p>
        </text:list-item>
        <text:list-item>
          <text:p text:style-name="P4">Si todos los individuos fueran iguales, <text:span text:style-name="Strong_20_Emphasis">no habría avance</text:span>.</text:p>
        </text:list-item>
        <text:list-item>
          <text:p text:style-name="P4"><text:soft-page-break/>La variación permite la <text:span text:style-name="Strong_20_Emphasis">exploración activa</text:span> del espacio de soluciones.</text:p>
        </text:list-item>
      </text:list>
      <text:p text:style-name="Text_20_body"><text:span text:style-name="Strong_20_Emphasis">Frase clave</text:span>: “El sistema gana visión. Cada variante es una mirada distinta al universo del problema.”</text:p>
      <text:p text:style-name="Horizontal_20_Line"/>
      <text:h text:style-name="Heading_20_4" text:outline-level="4">4. <text:span text:style-name="Strong_20_Emphasis">Diversidad como estrategia</text:span></text:h>
      <text:list xml:id="list3159299050" text:style-name="L4">
        <text:list-item>
          <text:p text:style-name="P5">Presentar la diversidad de los seres vivos como la expresión directa de este principio funcional.</text:p>
        </text:list-item>
        <text:list-item>
          <text:p text:style-name="P5">La vida no repite fórmulas: <text:span text:style-name="Strong_20_Emphasis">explora posibilidades</text:span>.</text:p>
        </text:list-item>
        <text:list-item>
          <text:p text:style-name="P5">La diversidad <text:span text:style-name="Strong_20_Emphasis">es la inteligencia del sistema en acción</text:span>.</text:p>
        </text:list-item>
      </text:list>
      <text:p text:style-name="Horizontal_20_Line"/>
      <text:h text:style-name="Heading_20_4" text:outline-level="4">5. <text:span text:style-name="Strong_20_Emphasis">Consecuencia filosófica (breve y racional)</text:span></text:h>
      <text:list xml:id="list135836248" text:style-name="L5">
        <text:list-item>
          <text:p text:style-name="P6">Esta sección cierra con una idea semilla para conectar con capítulos posteriores:</text:p>
          <text:p text:style-name="P1">“No hay criatura inútil. Cada una representa una dirección diferente. Y aunque muchas no lleven a nada, unas pocas abrirán caminos nuevos para el sistema.”</text:p>
        </text:list-item>
      </text:list>
      <text:p text:style-name="Horizontal_20_Line"/>
      <text:p text:style-name="Text_20_body">¿Te gustaría que redacte esta sección con esta estructura? ¿O preferís revisar primero los títulos o el enfoque gener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0T19:16:33.891000000</meta:creation-date>
    <dc:date>2025-07-20T19:19:25.159000000</dc:date>
    <meta:editing-duration>PT2M51S</meta:editing-duration>
    <meta:editing-cycles>1</meta:editing-cycles>
    <meta:document-statistic meta:table-count="0" meta:image-count="0" meta:object-count="0" meta:page-count="2" meta:paragraph-count="27" meta:word-count="416" meta:character-count="2608" meta:non-whitespace-character-count="2231"/>
    <meta:generator>LibreOffice/7.3.5.2$Windows_X86_64 LibreOffice_project/184fe81b8c8c30d8b5082578aee2fed2ea847c01</meta:generator>
  </office:meta>
</office:document-meta>
</file>